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server.pde */</text:p>
      <text:p text:style-name="P3">/* 10/2009 RBH */</text:p>
      <text:p text:style-name="P3">/* Check is there is a client request and process that request. */</text:p>
      <text:p text:style-name="P3"/>
      <text:p text:style-name="P3">void ProcessServerRequest()</text:p>
      <text:p text:style-name="P3">{</text:p>
      <text:p text:style-name="P3"><text:s text:c="4"/>char <text:s text:c="3"/>buf[50], c, *cmd, *opt, *p;</text:p>
      <text:p text:style-name="P3"><text:s text:c="4"/>boolean getflag = false;</text:p>
      <text:p text:style-name="P3"><text:s text:c="4"/>byte <text:s/>cnt = 0, x=0, statcnt = 0;</text:p>
      <text:p text:style-name="P3"/>
      <text:p text:style-name="P3"><text:s text:c="4"/>Client client = server.available();</text:p>
      <text:p text:style-name="P3"><text:s text:c="4"/>if (client)</text:p>
      <text:p text:style-name="P3"><text:s text:c="4"/>{</text:p>
      <text:p text:style-name="P3"><text:s text:c="8"/>digitalWrite(LED_PIN, HIGH); /* flash the teensy on-board led */</text:p>
      <text:p text:style-name="P3"><text:s text:c="8"/>if(client.connected())</text:p>
      <text:p text:style-name="P3"><text:s text:c="8"/>{</text:p>
      <text:p text:style-name="P3"><text:s text:c="12"/>boolean nlflag;</text:p>
      <text:p text:style-name="P3"><text:s text:c="12"/>memset(buf, NULL, sizeof(buf));</text:p>
      <text:p text:style-name="P3"><text:s text:c="12"/></text:p>
      <text:p text:style-name="P3"><text:s text:c="12"/>AddMsg("Server", "Request");</text:p>
      <text:p text:style-name="P3"><text:s text:c="12"/></text:p>
      <text:p text:style-name="P3"><text:s text:c="12"/>/* returns numbers of chars to read */</text:p>
      <text:p text:style-name="P3"><text:s text:c="12"/>cnt = client.available(); /* need to call this or does not work */</text:p>
      <text:p text:style-name="P3"><text:s text:c="12"/>/* read all incoming chars but only save up to the first newline */</text:p>
      <text:p text:style-name="P3"><text:s text:c="12"/>for(x=0, nlflag=false; x&lt;cnt &amp;&amp; client.available();x++)</text:p>
      <text:p text:style-name="P3"><text:s text:c="12"/>{</text:p>
      <text:p text:style-name="P3"><text:s text:c="16"/>c = client.read();</text:p>
      <text:p text:style-name="P3"><text:s text:c="16"/>if(c == '\n' &amp;&amp; !nlflag)</text:p>
      <text:p text:style-name="P3"><text:s text:c="16"/>{</text:p>
      <text:p text:style-name="P3"><text:s text:c="20"/>nlflag = true;</text:p>
      <text:p text:style-name="P3"><text:s text:c="20"/>if(x &gt;= 49)</text:p>
      <text:p text:style-name="P3"><text:s text:c="24"/>buf[49] = NULL;</text:p>
      <text:p text:style-name="P3"><text:s text:c="20"/>else</text:p>
      <text:p text:style-name="P3"><text:s text:c="24"/>buf[x] = NULL;</text:p>
      <text:p text:style-name="P3"><text:s text:c="16"/>}</text:p>
      <text:p text:style-name="P3"><text:s text:c="16"/>if(nlflag == false &amp;&amp; x &lt; 50)</text:p>
      <text:p text:style-name="P3"><text:s text:c="20"/>buf[x] = c;</text:p>
      <text:p text:style-name="P3"><text:s text:c="16"/>//client.print(c); /* echo back the incoming request */</text:p>
      <text:p text:style-name="P3"><text:s text:c="12"/>}</text:p>
      <text:p text:style-name="P3"><text:s text:c="12"/>buf[49] = NULL;</text:p>
      <text:p text:style-name="P3"><text:s text:c="12"/>getflag = false;cmd=NULL;p=NULL;</text:p>
      <text:p text:style-name="P3"><text:s text:c="12"/>if(strncmp("GET", buf, 3) == 0)</text:p>
      <text:p text:style-name="P3"><text:s text:c="12"/>{</text:p>
      <text:p text:style-name="P3"><text:s text:c="16"/>p = buf+5; /* pointer moves to command */</text:p>
      <text:p text:style-name="P3"><text:s text:c="16"/>cmd = p;</text:p>
      <text:p text:style-name="P3"><text:s text:c="16"/>getflag = true;</text:p>
      <text:p text:style-name="P3"><text:s text:c="12"/>}</text:p>
      <text:p text:style-name="P3"><text:s text:c="12"/>for(opt=NULL; getflag &amp;&amp; *p; p++)</text:p>
      <text:p text:style-name="P3"><text:s text:c="12"/>{</text:p>
      <text:p text:style-name="P3"><text:s text:c="16"/>if(*p == '=')</text:p>
      <text:p text:style-name="P3"><text:s text:c="16"/>{</text:p>
      <text:p text:style-name="P3"><text:s text:c="20"/>opt = p+1;</text:p>
      <text:p text:style-name="P3"><text:s text:c="20"/>*p = NULL;</text:p>
      <text:p text:style-name="P3"><text:soft-page-break/><text:s text:c="16"/>}</text:p>
      <text:p text:style-name="P3"><text:s text:c="16"/>if(*p == ' ')</text:p>
      <text:p text:style-name="P3"><text:s text:c="20"/>*p = NULL; /* NULL terminate the string */</text:p>
      <text:p text:style-name="P3"><text:s text:c="12"/>}</text:p>
      <text:p text:style-name="P3"><text:s text:c="12"/>client.println("HTTP/1.1 200 OK");</text:p>
      <text:p text:style-name="P3"><text:s text:c="12"/>client.println("Content-Type: text/html");</text:p>
      <text:p text:style-name="P3"><text:s text:c="12"/>client.println();</text:p>
      <text:p text:style-name="P3"><text:s text:c="12"/>if(getflag &amp;&amp; strncmp(cmd, "data", 4) == 0)</text:p>
      <text:p text:style-name="P3"><text:s text:c="12"/>{</text:p>
      <text:p text:style-name="P3"><text:s text:c="16"/>byte i;</text:p>
      <text:p text:style-name="P3"><text:s text:c="16"/>for(x=0; x&lt;NUM_HISTORY_RECS;x++)</text:p>
      <text:p text:style-name="P3"><text:s text:c="16"/>{</text:p>
      <text:p text:style-name="P3"><text:s text:c="20"/>client.print(History[x].unixtime);client.print(colon);</text:p>
      <text:p text:style-name="P3"><text:s text:c="20"/>for(i=0;i&lt;NUM_DS18B20;i++)</text:p>
      <text:p text:style-name="P3"><text:s text:c="20"/>{</text:p>
      <text:p text:style-name="P3"><text:s text:c="24"/>client.print(History[x].TS[i].avgtemp);</text:p>
      <text:p text:style-name="P3"><text:s text:c="24"/>client.print(colon);</text:p>
      <text:p text:style-name="P3"><text:s text:c="20"/>}</text:p>
      <text:p text:style-name="P3"><text:s text:c="20"/>client.print((int)History[x].CS.Pump.state);client.print(colon);</text:p>
      <text:p text:style-name="P3"><text:s text:c="20"/>client.print((int)History[x].CS.PumpGarage.state);client.print(colon);</text:p>
      <text:p text:style-name="P3"><text:s text:c="20"/>client.print((int)History[x].CS.Tank1.state);client.print(colon);</text:p>
      <text:p text:style-name="P3"><text:s text:c="20"/>client.print((int)History[x].CS.Tank2.state);client.print(colon);</text:p>
      <text:p text:style-name="P3"><text:s text:c="20"/>client.print((int)History[x].CS.House.state);client.print(colon);</text:p>
      <text:p text:style-name="P3"><text:s text:c="20"/>client.print((int)History[x].CS.Garage.state);client.print(colon);</text:p>
      <text:p text:style-name="P3"><text:s text:c="20"/>client.print((int)History[x].CS.Stiebel.state);</text:p>
      <text:p text:style-name="P3"><text:s text:c="20"/>client.println();</text:p>
      <text:p text:style-name="P3"><text:s text:c="16"/>}</text:p>
      <text:p text:style-name="P3"><text:s text:c="12"/>}</text:p>
      <text:p text:style-name="P3"><text:s text:c="12"/>if(getflag &amp;&amp; strncmp(cmd, "ram", 3) == 0) /* get RAM bytes remaining */</text:p>
      <text:p text:style-name="P3"><text:s text:c="12"/>{</text:p>
      <text:p text:style-name="P3"><text:s text:c="16"/>client.println(freeMemory());</text:p>
      <text:p text:style-name="P3"><text:s text:c="12"/>}</text:p>
      <text:p text:style-name="P3"/>
      <text:p text:style-name="P3"><text:s text:c="12"/>if(getflag &amp;&amp; strncmp(cmd, "error", 5) == 0)</text:p>
      <text:p text:style-name="P3"><text:s text:c="12"/>{</text:p>
      <text:p text:style-name="P3"><text:s text:c="16"/>for(x=0; x&lt;NUM_DS18B20; x++)</text:p>
      <text:p text:style-name="P3"><text:s text:c="20"/>TSdata[x].failcnt = 0;</text:p>
      <text:p text:style-name="P3"><text:s text:c="12"/>}</text:p>
      <text:p text:style-name="P3"><text:s text:c="12"/>if(getflag &amp;&amp; strncmp(cmd, "sensors", 7) == 0)</text:p>
      <text:p text:style-name="P3"><text:s text:c="12"/>{</text:p>
      <text:p text:style-name="P3"><text:s text:c="16"/>struct sensorEE ssEE;</text:p>
      <text:p text:style-name="P3"><text:s text:c="16"/>byte byte_cnt;</text:p>
      <text:p text:style-name="P3"><text:s text:c="16"/>for(x=0;x&lt;NUM_DS18B20;x++)</text:p>
      <text:p text:style-name="P3"><text:s text:c="16"/>{</text:p>
      <text:p text:style-name="P3"><text:s text:c="20"/>GetEEsensor(x, &amp;ssEE);</text:p>
      <text:p text:style-name="P3"><text:s text:c="20"/>client.print((int)x); <text:s text:c="13"/>client.print(colon);</text:p>
      <text:p text:style-name="P3"><text:s text:c="20"/>for(byte_cnt=0; byte_cnt &lt; NUM_DS18B20_ADDRESS_BYTES; byte_cnt++)</text:p>
      <text:p text:style-name="P3"><text:s text:c="20"/>{</text:p>
      <text:p text:style-name="P3"><text:s text:c="24"/>client.print(ssEE.addr[byte_cnt], HEX);</text:p>
      <text:p text:style-name="P3"><text:s text:c="24"/>if(byte_cnt &lt; NUM_DS18B20_ADDRESS_BYTES-1)</text:p>
      <text:p text:style-name="P3"><text:s text:c="28"/>client.print(' ');</text:p>
      <text:p text:style-name="P3"><text:s text:c="20"/>}</text:p>
      <text:p text:style-name="P3"><text:s text:c="20"/>client.print(colon);</text:p>
      <text:p text:style-name="P3"><text:soft-page-break/><text:s text:c="20"/>client.print(ssEE.location); <text:s text:c="6"/>client.print(colon);</text:p>
      <text:p text:style-name="P3"><text:s text:c="20"/>client.print(TSdata[x].avgtemp); <text:s text:c="6"/>client.print(colon);</text:p>
      <text:p text:style-name="P3"><text:s text:c="20"/>client.println((int)TSdata[x].failcnt);</text:p>
      <text:p text:style-name="P3"><text:s text:c="16"/>}</text:p>
      <text:p text:style-name="P3"><text:s text:c="12"/>}</text:p>
      <text:p text:style-name="P3"><text:s text:c="20"/></text:p>
      <text:p text:style-name="P3"><text:s text:c="12"/>if(getflag &amp;&amp; strncmp(cmd, "clockset", 8) == 0)</text:p>
      <text:p text:style-name="P3"><text:s text:c="12"/>{</text:p>
      <text:p text:style-name="P3"><text:s text:c="16"/>/* format - unsigned long (time_t) */</text:p>
      <text:p text:style-name="P3"><text:s text:c="16"/>/* -clockset=1234567890 */</text:p>
      <text:p text:style-name="P3"><text:s text:c="16"/>if(opt)</text:p>
      <text:p text:style-name="P3"><text:s text:c="16"/>{</text:p>
      <text:p text:style-name="P3"><text:s text:c="20"/>UnixTime = (time_t)strtoul(opt, NULL, 0);</text:p>
      <text:p text:style-name="P3"><text:s text:c="20"/>UnixTimeIsGood = true;</text:p>
      <text:p text:style-name="P3"><text:s text:c="16"/>}</text:p>
      <text:p text:style-name="P3"><text:s text:c="16"/>client.println();</text:p>
      <text:p text:style-name="P3"><text:s text:c="12"/>}</text:p>
      <text:p text:style-name="P3"><text:s text:c="12"/>if(getflag &amp;&amp; strncmp(cmd, "clockread", 9) == 0)</text:p>
      <text:p text:style-name="P3"><text:s text:c="12"/>{</text:p>
      <text:p text:style-name="P3"><text:s text:c="16"/>client.print(UnixTime);</text:p>
      <text:p text:style-name="P3"><text:s text:c="16"/>client.println();</text:p>
      <text:p text:style-name="P3"><text:s text:c="12"/>}</text:p>
      <text:p text:style-name="P3"><text:s text:c="12"/></text:p>
      <text:p text:style-name="P3"><text:s text:c="12"/>if(getflag &amp;&amp; strncmp(cmd, "setparam", 8) == 0)</text:p>
      <text:p text:style-name="P3"><text:s text:c="12"/>{ <text:s text:c="2"/>/* format - param=IndexIntoEEMEMarray:value */</text:p>
      <text:p text:style-name="P3"><text:s text:c="16"/>byte ret = 0;</text:p>
      <text:p text:style-name="P3"><text:s text:c="16"/>byte EEMEMidx, value;</text:p>
      <text:p text:style-name="P3"><text:s text:c="16"/>struct item <text:s text:c="2"/>i;</text:p>
      <text:p text:style-name="P3"><text:s text:c="20"/></text:p>
      <text:p text:style-name="P3"><text:s text:c="16"/>for(p=opt; *p &amp;&amp; opt; p++)</text:p>
      <text:p text:style-name="P3"><text:s text:c="16"/>{</text:p>
      <text:p text:style-name="P3"><text:s text:c="20"/>if(*p == colon)</text:p>
      <text:p text:style-name="P3"><text:s text:c="20"/>{</text:p>
      <text:p text:style-name="P3"><text:s text:c="24"/>*p = NULL;</text:p>
      <text:p text:style-name="P3"><text:s text:c="24"/>EEMEMidx = (byte)atoi(opt);</text:p>
      <text:p text:style-name="P3"><text:s text:c="24"/>value = (byte)atoi(p+1);</text:p>
      <text:p text:style-name="P3"><text:s text:c="24"/>GetEEitem(EEMEMidx, &amp;i);</text:p>
      <text:p text:style-name="P3"><text:s text:c="24"/>if(value &gt;= i.min &amp;&amp; value &lt;= i.max)</text:p>
      <text:p text:style-name="P3"><text:s text:c="24"/>{</text:p>
      <text:p text:style-name="P3"><text:s text:c="28"/>i.act = value;</text:p>
      <text:p text:style-name="P3"><text:s text:c="28"/>WriteEEitem(EEMEMidx, &amp;i);</text:p>
      <text:p text:style-name="P3"><text:s text:c="28"/>ret = 1;</text:p>
      <text:p text:style-name="P3"><text:s text:c="24"/>}</text:p>
      <text:p text:style-name="P3"><text:s text:c="20"/>}</text:p>
      <text:p text:style-name="P3"><text:s text:c="16"/>}</text:p>
      <text:p text:style-name="P3"><text:s text:c="16"/>client.println((int)ret);</text:p>
      <text:p text:style-name="P3"><text:s text:c="12"/>}</text:p>
      <text:p text:style-name="P3"><text:s text:c="12"/>if(getflag &amp;&amp; strncmp(cmd, "getparam", 8) == 0)</text:p>
      <text:p text:style-name="P3"><text:s text:c="12"/>{</text:p>
      <text:p text:style-name="P3"><text:s text:c="16"/>struct item <text:s text:c="2"/>i;</text:p>
      <text:p text:style-name="P3"><text:s text:c="20"/></text:p>
      <text:p text:style-name="P3"><text:s text:c="17"/>for(x=0; x&lt;sizeof(struct menu)/sizeof(struct item); x++)</text:p>
      <text:p text:style-name="P3"><text:s text:c="16"/>{</text:p>
      <text:p text:style-name="P3"><text:soft-page-break/><text:s text:c="20"/>GetEEitem(x, &amp;i);</text:p>
      <text:p text:style-name="P3"><text:s text:c="20"/>client.print((int)x); <text:s text:c="3"/>client.print(colon);</text:p>
      <text:p text:style-name="P3"><text:s text:c="20"/>client.print(i.desc); <text:s text:c="3"/>client.print(colon);</text:p>
      <text:p text:style-name="P3"><text:s text:c="20"/>client.print((int)i.min);client.print(colon);</text:p>
      <text:p text:style-name="P3"><text:s text:c="20"/>client.print((int)i.max);client.print(colon);</text:p>
      <text:p text:style-name="P3"><text:s text:c="20"/>client.println((int)i.act);</text:p>
      <text:p text:style-name="P3"><text:s text:c="16"/>}</text:p>
      <text:p text:style-name="P3"><text:s text:c="12"/>}</text:p>
      <text:p text:style-name="P3"><text:s text:c="8"/>}</text:p>
      <text:p text:style-name="P3"><text:s text:c="8"/>/* Give the client web browser time to receive the data. */</text:p>
      <text:p text:style-name="P3"><text:s text:c="8"/>delay(1);</text:p>
      <text:p text:style-name="P3"><text:s text:c="8"/>client.flush();</text:p>
      <text:p text:style-name="P3"><text:s text:c="8"/>client.stop();</text:p>
      <text:p text:style-name="P3"><text:s text:c="8"/>digitalWrite(LED_PIN, LOW);</text:p>
      <text:p text:style-name="P3"><text:s text:c="4"/>}</text:p>
      <text:p text:style-name="P3">}</text:p>
      <text:p text:style-name="P3"/>
      <text:p text:style-name="P3">void StartWiznet()</text:p>
      <text:p text:style-name="P3">{</text:p>
      <text:p text:style-name="P3"><text:s text:c="4"/>byte ip[NUM_IP_ADDRESS_BYTES], mac[NUM_MAC_ADDRESS_BYTES];</text:p>
      <text:p text:style-name="P3"><text:s text:c="4"/>byte dftgateway[NUM_IP_ADDRESS_BYTES], subnetmask[NUM_IP_ADDRESS_BYTES];</text:p>
      <text:p text:style-name="P3"><text:s text:c="4"/>byte x;</text:p>
      <text:p text:style-name="P3"/>
      <text:p text:style-name="P3"><text:s text:c="4"/>AddMsg("Wiznet", "Reset");</text:p>
      <text:p text:style-name="P3"><text:s text:c="4"/>for(x=0; x&lt;NUM_IP_ADDRESS_BYTES; x++)</text:p>
      <text:p text:style-name="P3"><text:s text:c="4"/>{</text:p>
      <text:p text:style-name="P3"><text:s text:c="8"/>ip[x] = GetEEact(IP_ADDRESS1_LOC+x);</text:p>
      <text:p text:style-name="P3"><text:s text:c="8"/>dftgateway[x] = GetEEact(DFT_GATEWAY1_LOC+x);</text:p>
      <text:p text:style-name="P3"><text:s text:c="8"/>subnetmask[x] = GetEEact(SUBNET_MASK1_LOC+x);</text:p>
      <text:p text:style-name="P3"><text:s text:c="4"/>}</text:p>
      <text:p text:style-name="P3"><text:s text:c="4"/>for(x=0; x&lt;NUM_MAC_ADDRESS_BYTES; x++)</text:p>
      <text:p text:style-name="P3"><text:s text:c="8"/>mac[x] = GetEEact(MAC_ADDRESS1_LOC+x);</text:p>
      <text:p text:style-name="P3"><text:s text:c="4"/></text:p>
      <text:p text:style-name="P3"><text:s text:c="4"/>/* /Reset Wiznet ethernet module. Otherwise, sometimes it does */</text:p>
      <text:p text:style-name="P3"><text:s text:c="4"/>/* not work after a power up. */</text:p>
      <text:p text:style-name="P3"><text:s text:c="4"/>digitalWrite(WIZRESET_PIN, LOW);</text:p>
      <text:p text:style-name="P3"><text:s text:c="4"/>delay(1); /* Wiznet datasheet says 2us is all that is needed for a reset */</text:p>
      <text:p text:style-name="P3"><text:s text:c="4"/>digitalWrite(WIZRESET_PIN, HIGH);</text:p>
      <text:p text:style-name="P3"><text:s text:c="4"/></text:p>
      <text:p text:style-name="P3"><text:s text:c="4"/>Ethernet.begin(mac, ip, dftgateway, subnetmask);</text:p>
      <text:p text:style-name="P3"><text:s text:c="4"/>server.begin();</text:p>
      <text:p text:style-name="P3"><text:s text:c="4"/>if(GetEEact(NTP_TIME_FLAG_LOC))</text:p>
      <text:p text:style-name="P3"><text:s text:c="8"/>Udp.begin(NTP_UDP_PORT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screens.odt</text:file-name> <text:s/><text:date style:data-style-name="N37" text:date-value="2011-10-29T11:50:27.89">10/29/11</text:date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50:27.88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4" meta:paragraph-count="200" meta:word-count="551" meta:character-count="7334"/>
  </office:meta>
</office:document-meta>
</file>